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family-generic="system" style:font-pitch="variable"/>
    <style:font-face style:name="Source Sans Pro1" svg:font-family="'Source Sans Pro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title">
      <style:graphic-properties fo:min-height="2.751cm"/>
      <style:paragraph-properties style:writing-mode="lr-tb"/>
    </style:style>
    <style:style style:name="pr8" style:family="presentation" style:parent-style-name="Vivid1-outline1">
      <style:graphic-properties fo:min-height="9.751cm"/>
      <style:paragraph-properties style:writing-mode="lr-tb"/>
    </style:style>
    <style:style style:name="pr9" style:family="presentation" style:parent-style-name="Vivid1-notes">
      <style:graphic-properties draw:fill-color="#ffffff" fo:min-height="12.464cm"/>
      <style:paragraph-properties style:writing-mode="lr-tb"/>
    </style:style>
    <style:style style:name="pr10" style:family="presentation" style:parent-style-name="Vivid1-subtitle">
      <style:graphic-properties draw:fill-color="#ffffff" fo:min-height="9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>
        <style:tab-stops/>
      </style:paragraph-properties>
    </style:style>
    <style:style style:name="T1" style:family="text">
      <style:text-properties fo:font-size="27pt"/>
    </style:style>
    <style:style style:name="T2" style:family="text">
      <style:text-properties fo:color="#ffffff" loext:opacity="100%" style:text-outline="false" style:text-line-through-style="none" style:text-line-through-type="none" style:font-name="Source Sans Pro Light1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PurBeurre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><text:span text:style-name="T1">Parcours développeur Python/Django</text:span></text:p>
            <text:p><text:span text:style-name="T1">Projet 8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cm" svg:height="2.75cm" svg:x="1.5cm" svg:y="0.25cm" presentation:class="title">
          <draw:text-box>
            <text:p>Rappel du cahier des charges</text:p>
          </draw:text-box>
        </draw:frame>
        <draw:frame presentation:style-name="pr5" draw:text-style-name="P1" draw:layer="layout" svg:width="25cm" svg:height="9.75cm" svg:x="1.5cm" svg:y="4cm" presentation:class="outline">
          <draw:text-box>
            <text:list text:style-name="L2">
              <text:list-item>
                <text:p>Fonctionnalités: </text:p>
                <text:list>
                  <text:list-item>
                    <text:p>Rechercher un produit</text:p>
                  </text:list-item>
                  <text:list-item>
                    <text:p>Consulter sa fiche</text:p>
                  </text:list-item>
                  <text:list-item>
                    <text:p>Lui trouver un substitut</text:p>
                  </text:list-item>
                  <text:list-item>
                    <text:p>L’enregistrer comme favori</text:p>
                  </text:list-item>
                  <text:list-item>
                    <text:p>Fiche utilisateur, authentification (login, log out, register)</text:p>
                  </text:list-item>
                </text:list>
              </text:list-item>
              <text:list-item>
                <text:p>Interface responsive</text:p>
              </text:list-item>
              <text:list-item>
                <text:p>Requêtes “non-Ajax“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25cm" presentation:class="title">
          <draw:text-box>
            <text:p>Modèle</text:p>
          </draw:text-box>
        </draw:frame>
        <draw:frame presentation:style-name="pr8" draw:text-style-name="P1" draw:layer="layout" svg:width="25cm" svg:height="9.75cm" svg:x="1.5cm" svg:y="4cm" presentation:class="outline">
          <draw:text-box>
            <text:list text:style-name="L2">
              <text:list-item>
                <text:p>User</text:p>
                <text:list>
                  <text:list-item>
                    <text:p>Autentification par mail + mot de passe</text:p>
                  </text:list-item>
                  <text:list-item>
                    <text:p>Nom et Prénom</text:p>
                  </text:list-item>
                  <text:list-item>
                    <text:p>Possibilité de rajouter des champs nécessaires dans une V2 pour ajouter un avatar, par exemple</text:p>
                  </text:list-item>
                </text:list>
              </text:list-item>
              <text:list-item>
                <text:p>Category</text:p>
                <text:list>
                  <text:list-item>
                    <text:p>Nom de catégorie</text:p>
                  </text:list-item>
                </text:list>
              </text:list-item>
              <text:list-item>
                <text:p>Product</text:p>
                <text:list>
                  <text:list-item>
                    <text:p>Données nutritionnelles</text:p>
                  </text:list-item>
                  <text:list-item>
                    <text:p>nutriscore</text:p>
                  </text:list-item>
                  <text:list-item>
                    <text:p>Lien vers openfoodfacts, et la photo openfoodfacts</text:p>
                  </text:list-item>
                  <text:list-item>
                    <text:p>Relation vers Category</text:p>
                  </text:list-item>
                </text:list>
              </text:list-item>
              <text:list-item>
                <text:p>Favourites</text:p>
                <text:list>
                  <text:list-item>
                    <text:p>Simple relation many-to-many entre Products et User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25cm" presentation:class="title">
          <draw:text-box>
            <text:p text:style-name="P6"><text:span text:style-name="T2">Vues </text:span>et templates</text:p>
          </draw:text-box>
        </draw:frame>
        <draw:frame presentation:style-name="pr8" draw:text-style-name="P1" draw:layer="layout" svg:width="25cm" svg:height="9.75cm" svg:x="1.5cm" svg:y="4cm" presentation:class="outline">
          <draw:text-box>
            <text:list text:style-name="L2">
              <text:list-item>
                <text:p>Accounts</text:p>
                <text:list>
                  <text:list-item>
                    <text:p>Login</text:p>
                  </text:list-item>
                  <text:list-item>
                    <text:p>Inscription</text:p>
                  </text:list-item>
                  <text:list-item>
                    <text:p>Voir son profil</text:p>
                  </text:list-item>
                </text:list>
              </text:list-item>
              <text:list-item>
                <text:p>Products</text:p>
                <text:list>
                  <text:list-item>
                    <text:p>Voir un produit</text:p>
                  </text:list-item>
                  <text:list-item>
                    <text:p>Chercher un produit</text:p>
                  </text:list-item>
                  <text:list-item>
                    <text:p>Lui chercher un substitut</text:p>
                  </text:list-item>
                  <text:list-item>
                    <text:p>Sauvegarder un produit comme favori</text:p>
                  </text:list-item>
                </text:list>
              </text:list-item>
              <text:list-item>
                <text:p>templates statiques:</text:p>
                <text:list>
                  <text:list-item>
                    <text:p>Partielles: (footer, menu de navigation, mentions légales)</text:p>
                  </text:list-item>
                  <text:list-item>
                    <text:p>Page d’accueil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25cm" presentation:class="title" presentation:user-transformed="true">
          <draw:text-box>
            <text:p>Démarche de conception</text:p>
          </draw:text-box>
        </draw:frame>
        <draw:frame presentation:style-name="pr8" draw:text-style-name="P1" draw:layer="layout" svg:width="25cm" svg:height="9.75cm" svg:x="1.5cm" svg:y="4cm" presentation:class="outline" presentation:user-transformed="true">
          <draw:text-box>
            <text:list text:style-name="L2">
              <text:list-item>
                <text:p>POC minimal puis ajout de ce qui est important au fur et à mesure</text:p>
                <text:list>
                  <text:list-item>
                    <text:p>Ex: au début, modèle de produit avec seulement un nom, une catégorie, et un nutriscore. Pour commencer à coder les vues/templates. Les éléments nutritionnels ont été rajoutés après, les liens vers les images encore après.</text:p>
                  </text:list-item>
                </text:list>
              </text:list-item>
              <text:list-item>
                <text:p>2 approches ont été utilisées pour le TDD:</text:p>
                <text:list>
                  <text:list-item>
                    <text:p>Écrire un test puis le code qui le valide</text:p>
                    <text:list>
                      <text:list-item>
                        <text:p>Modifications plus rapides et plus faciles, plus de granularité dans la réponse au problème posé.</text:p>
                      </text:list-item>
                    </text:list>
                  </text:list-item>
                  <text:list-item>
                    <text:p>Écrire tous les tests d’une vue et après le code qui valide les tests </text:p>
                    <text:list>
                      <text:list-item>
                        <text:p>Un meilleur suivi de l’avancement de la fonctionnalité</text:p>
                      </text:list-item>
                      <text:list-item>
                        <text:p>Une aide à la conception: si on sait quelles contraintes on aura dans les tests suivants, on prépare plus facilement à l’avance le code qui va les pass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25cm" presentation:class="title">
          <draw:text-box>
            <text:p>Difficultés rencontrées</text:p>
          </draw:text-box>
        </draw:frame>
        <draw:frame presentation:style-name="pr8" draw:text-style-name="P1" draw:layer="layout" svg:width="25cm" svg:height="9.75cm" svg:x="1.5cm" svg:y="4cm" presentation:class="outline" presentation:user-transformed="true">
          <draw:text-box>
            <text:list text:style-name="L2">
              <text:list-item>
                <text:p>Apparence générale du site: difficulté à utiliser bootstrap, à se conformer au thème choisi.</text:p>
              </text:list-item>
              <text:list-item>
                <text:p>Base de données OpenFoodFacts peu régulière: des données manquent parfoi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1T0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25cm" presentation:class="title" presentation:placeholder="true">
          <draw:text-box/>
        </draw:frame>
        <draw:frame presentation:style-name="pr10" draw:text-style-name="P5" draw:layer="layout" svg:width="25cm" svg:height="9.75cm" svg:x="1.5cm" svg:y="4cm" presentation:class="subtitle">
          <draw:text-box>
            <text:p>Démo</text:p>
            <text:p><text:span text:style-name="T3"><text:a xlink:href="https://remace-purbeurre.herokuapp.com/" xlink:type="simple">Lien</text:a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family-generic="system" style:font-pitch="variable"/>
    <style:font-face style:name="Source Sans Pro1" svg:font-family="'Source Sans Pr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é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éro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éro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9T10:50:02.568100795</meta:creation-date>
    <meta:editing-duration>P7DT6H32M18S</meta:editing-duration>
    <meta:editing-cycles>6</meta:editing-cycles>
    <meta:generator>LibreOffice/7.2.3.2$Linux_X86_64 LibreOffice_project/20$Build-2</meta:generator>
    <dc:title>Vivid</dc:title>
    <dc:date>2021-12-16T23:48:51.817375166</dc:date>
    <meta:document-statistic meta:object-count="72"/>
  </office:meta>
</office:document-meta>
</file>